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7030" officeooo:paragraph-rsid="000870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K Stack</text:p>
      <text:p text:style-name="P1"/>
      <text:p text:style-name="P1">E: Elastic Search</text:p>
      <text:p text:style-name="P1">L: Logstash</text:p>
      <text:p text:style-name="P1">K: Kibana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3:30:18.801334783</meta:creation-date>
    <dc:date>2023-10-10T13:30:56.216851710</dc:date>
    <meta:editing-duration>PT41S</meta:editing-duration>
    <meta:editing-cycles>1</meta:editing-cycles>
    <meta:document-statistic meta:table-count="0" meta:image-count="0" meta:object-count="0" meta:page-count="1" meta:paragraph-count="4" meta:word-count="9" meta:character-count="46" meta:non-whitespace-character-count="41"/>
    <meta:generator>LibreOffice/7.3.7.2$Linux_X86_64 LibreOffice_project/30$Build-2</meta:generator>
  </office:meta>
</office:document-meta>
</file>